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7">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Text_20_body">
      <style:text-properties style:font-name-asian="MS Mincho" style:font-name-complex="Tahoma3"/>
    </style:style>
    <style:style style:name="P16" style:family="paragraph" style:parent-style-name="Text_20_body" style:list-style-name="L2">
      <style:text-properties officeooo:paragraph-rsid="001f206e"/>
    </style:style>
    <style:style style:name="P17" style:family="paragraph" style:parent-style-name="Text_20_body" style:list-style-name="L3">
      <style:text-properties officeooo:paragraph-rsid="001f206e"/>
    </style:style>
    <style:style style:name="P18" style:family="paragraph" style:parent-style-name="Text_20_body">
      <style:paragraph-properties fo:text-align="justify" style:justify-single-word="false"/>
      <style:text-properties officeooo:paragraph-rsid="001f206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asian="MS Mincho" style:font-name-complex="Tahoma3"/>
    </style:style>
    <style:style style:name="P21" style:family="paragraph" style:parent-style-name="Table_20_Contents">
      <style:paragraph-properties fo:text-align="center" style:justify-single-word="false"/>
      <style:text-properties style:font-name="Tahoma1" fo:font-size="12pt" fo:font-style="italic" officeooo:paragraph-rsid="001f206e" style:font-size-asian="12pt" style:font-style-asian="italic" style:font-size-complex="12pt" style:font-style-complex="italic"/>
    </style:style>
    <style:style style:name="P22" style:family="paragraph" style:parent-style-name="Table_20_Contents">
      <style:text-properties style:font-name="Tahoma1" fo:font-size="10pt" officeooo:paragraph-rsid="001f206e"/>
    </style:style>
    <style:style style:name="P23" style:family="paragraph" style:parent-style-name="Table_20_Contents">
      <style:text-properties fo:font-style="italic" officeooo:paragraph-rsid="001f206e" style:font-style-asian="italic" style:font-style-complex="italic"/>
    </style:style>
    <style:style style:name="P24" style:family="paragraph" style:parent-style-name="Spec_20_-_20_Informations_20_2_20_de_20_première_20_page">
      <style:text-properties officeooo:paragraph-rsid="001f206e"/>
    </style:style>
    <style:style style:name="P25" style:family="paragraph" style:parent-style-name="Heading_20_3">
      <style:text-properties fo:font-size="14pt" style:font-size-asian="14pt" style:font-size-complex="14pt"/>
    </style:style>
    <style:style style:name="P26" style:family="paragraph" style:parent-style-name="Heading_20_3">
      <style:text-properties officeooo:paragraph-rsid="001f206e"/>
    </style:style>
    <style:style style:name="P27" style:family="paragraph" style:parent-style-name="Heading_20_2">
      <style:text-properties fo:font-size="16pt" style:font-size-asian="16pt" style:font-size-complex="16pt"/>
    </style:style>
    <style:style style:name="P28" style:family="paragraph" style:parent-style-name="Heading_20_2">
      <style:text-properties officeooo:paragraph-rsid="001f206e"/>
    </style:style>
    <style:style style:name="T1" style:family="text">
      <style:text-properties officeooo:rsid="001f206e"/>
    </style:style>
    <style:style style:name="T2" style:family="text">
      <style:text-properties style:font-name-asian="MS Mincho" style:font-name-complex="Tahoma3"/>
    </style:style>
    <style:style style:name="T3" style:family="text">
      <style:text-properties officeooo:rsid="000c03a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Évaluation des solutions</text:title></text:p>
      <text:p text:style-name="P10"><text:subject>Comparaison entre les solutions spécifique et standard</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P24"><text:span text:style-name="T1">Groupe H4312</text:span></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7-03">
            <text:p text:style-name="P21"><text:span text:style-name="T1">07/03/11</text:span></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7-03">
            <text:p text:style-name="P23"><text:span text:style-name="T1">07/03/11</text:span></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2011-07-03">
            <text:p text:style-name="P22"><text:span text:style-name="T1">07/03/2011</text:span></text:p>
          </table:table-cell>
          <table:table-cell table:style-name="Tableau1.B2" office:value-type="string">
            <text:p text:style-name="P22"><text:span text:style-name="T1">PITIOT Billy</text:span></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3" office:value-type="date" office:date-value="2011-08-03">
            <text:p text:style-name="P22"><text:span text:style-name="T1">08/03/11</text:span></text:p>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19" text:outline-level="1"><text:bookmark text:name="__RefHeading__494_297275160"/>Introduction<text:bookmark-end text:name="__RefHeading__494_297275160"/></text:h>
      <text:h text:style-name="P28" text:outline-level="2">Présentation du projet</text:h>
      <text:h text:style-name="P26" text:outline-level="3"><text:bookmark text:name="__RefHeading__500_297275160"/>Contexte<text:bookmark-end text:name="__RefHeading__500_297275160"/></text:h>
      <text:p text:style-name="P18"><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P26" text:outline-level="3"><text:bookmark text:name="__RefHeading__390_1336058694"/>Objectifs<text:bookmark-end text:name="__RefHeading__390_1336058694"/></text:h>
      <text:p text:style-name="P18"><text:span text:style-name="T3"><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1">Ce document récapitule les caractéristiques de chaque solution présentée dans les documents de construction des solution : la solution standard mise en place à l'aide de SAP et modélisée grâce à ARIS et la solution spécifique développée de toute pièce pour les besoins de GSTP. Il permet ensuite une comparaison détaillées entre les deux solutions et conclue sur la solution que nous pensons être la meilleure et que nous conseillons de choisir.</text:span></text:p>
      <text:h text:style-name="P27" text:outline-level="2"><text:bookmark text:name="__RefHeading__394_1336058694"/>Document applicables/Documents de référence <text:bookmark-end text:name="__RefHeading__394_1336058694"/></text:h>
      <text:h text:style-name="P25" text:outline-level="3"><text:bookmark text:name="__RefHeading__396_1336058694"/>Documents applicables <text:bookmark-end text:name="__RefHeading__396_1336058694"/></text:h>
      <text:list xml:id="list1113015031" text:style-name="L2">
        <text:list-item>
          <text:p text:style-name="P16"><text:span text:style-name="T1">Plan d'Assurance Qualité</text:span></text:p>
        </text:list-item>
      </text:list>
      <text:h text:style-name="P25" text:outline-level="3"><text:bookmark text:name="__RefHeading__398_1336058694"/>Documents de référence <text:bookmark-end text:name="__RefHeading__398_1336058694"/></text:h>
      <text:list xml:id="list1219531013" text:style-name="L3">
        <text:list-item>
          <text:p text:style-name="P17"><text:span text:style-name="T1">Documents de construction des solutions</text:span></text:p>
        </text:list-item>
      </text:list>
      <text:h text:style-name="P27"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text:p>
      <text:p text:style-name="P11"/>
      <text:h text:style-name="P20" text:outline-level="1"><text:bookmark text:name="__RefHeading__402_1336058694"/>Contenu 1<text:bookmark-end text:name="__RefHeading__402_1336058694"/></text:h>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valuation des solutions</text:title></text:p>
      </style:header>
      <style:footer>
        <text:p text:style-name="Spec_20_-_20_Note_20_de_20_bas_20_de_20_page">Page <text:page-number text:select-page="current">5</text:page-number> sur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7:45:47</meta:creation-date>
    <meta:editing-duration>PT00H09M20S</meta:editing-duration>
    <meta:editing-cycles>2</meta:editing-cycles>
    <meta:generator>OpenOffice.org/3.2$Unix OpenOffice.org_project/320m19$Build-9505</meta:generator>
    <dc:subject>Comparaison entre les solutions spécifique et standard</dc:subject>
    <dc:title>Évaluation des solutions</dc:title>
    <meta:initial-creator>Billy </meta:initial-creator>
    <meta:document-statistic meta:table-count="3" meta:image-count="0" meta:object-count="0" meta:page-count="5" meta:paragraph-count="62" meta:word-count="374" meta:character-count="2471"/>
    <dc:date>2011-03-07T17:55:04</dc:date>
    <dc:creator>Billy </dc:creator>
    <meta:user-defined meta:name="Info 2"/>
    <meta:user-defined meta:name="Info 3"/>
    <meta:user-defined meta:name="Info 4"/>
    <meta:user-defined meta:name="License">&lt;a href="http://templates.services.openoffice.org/bsd-license"&gt;BSD&lt;/a&gt; </meta:user-defined>
  </office:meta>
</office:document-meta>
</file>